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text-properties officeooo:paragraph-rsid="001d3271"/>
    </style:style>
    <style:style style:name="P3" style:family="paragraph" style:parent-style-name="Standard">
      <style:text-properties officeooo:paragraph-rsid="001e7d14"/>
    </style:style>
    <style:style style:name="P4" style:family="paragraph" style:parent-style-name="Standard">
      <style:text-properties officeooo:paragraph-rsid="00203284"/>
    </style:style>
    <style:style style:name="P5" style:family="paragraph" style:parent-style-name="Standard">
      <style:text-properties officeooo:paragraph-rsid="0020dd63"/>
    </style:style>
    <style:style style:name="P6" style:family="paragraph" style:parent-style-name="Standard">
      <style:text-properties officeooo:paragraph-rsid="00234306"/>
    </style:style>
    <style:style style:name="T1" style:family="text">
      <style:text-properties fo:font-size="14pt" fo:language="ru" fo:country="RU" officeooo:rsid="001d3271" style:font-size-asian="14pt" style:font-size-complex="14pt"/>
    </style:style>
    <style:style style:name="T2" style:family="text">
      <style:text-properties style:font-name="Liberation Serif" fo:font-size="14pt" fo:language="ru" fo:country="RU" style:font-size-asian="14pt" style:font-size-complex="14pt"/>
    </style:style>
    <style:style style:name="T3" style:family="text">
      <style:text-properties style:font-name="Liberation Serif" fo:font-size="14pt" fo:language="ru" fo:country="RU" officeooo:rsid="001d3271" style:font-size-asian="14pt" style:font-size-complex="14pt"/>
    </style:style>
    <style:style style:name="T4" style:family="text">
      <style:text-properties style:font-name="Liberation Serif" fo:font-size="14pt" fo:language="ru" fo:country="RU" officeooo:rsid="001e7d14" style:font-size-asian="14pt" style:font-size-complex="14pt"/>
    </style:style>
    <style:style style:name="T5" style:family="text">
      <style:text-properties style:font-name="Liberation Serif" fo:font-size="14pt" fo:language="ru" fo:country="RU" officeooo:rsid="00203284" style:font-size-asian="14pt" style:font-size-complex="14pt"/>
    </style:style>
    <style:style style:name="T6" style:family="text">
      <style:text-properties style:font-name="Liberation Serif" fo:font-size="14pt" fo:language="ru" fo:country="RU" officeooo:rsid="00213643" style:font-size-asian="14pt" style:font-size-complex="14pt"/>
    </style:style>
    <style:style style:name="T7" style:family="text">
      <style:text-properties style:font-name="Liberation Serif" fo:font-size="14pt" fo:language="ru" fo:country="RU" officeooo:rsid="002172a8" style:font-size-asian="14pt" style:font-size-complex="14pt"/>
    </style:style>
    <style:style style:name="T8" style:family="text">
      <style:text-properties style:font-name="Liberation Serif" fo:font-size="14pt" fo:language="ru" fo:country="RU" officeooo:rsid="00218097" style:font-size-asian="14pt" style:font-size-complex="14pt"/>
    </style:style>
    <style:style style:name="T9" style:family="text">
      <style:text-properties style:font-name="Liberation Serif" fo:font-size="14pt" fo:language="ru" fo:country="RU" officeooo:rsid="00234306" style:font-size-asian="14pt" style:font-size-complex="14pt"/>
    </style:style>
    <style:style style:name="T10" style:family="text">
      <style:text-properties style:font-name="Liberation Serif" fo:font-size="14pt" style:font-size-asian="14pt" style:font-size-complex="14pt"/>
    </style:style>
    <style:style style:name="T11" style:family="text">
      <style:text-properties style:font-name="Liberation Serif" fo:font-size="14pt" officeooo:rsid="001d3271" style:font-size-asian="14pt" style:font-size-complex="14pt"/>
    </style:style>
    <style:style style:name="T12" style:family="text">
      <style:text-properties style:font-name="Liberation Serif" fo:font-size="14pt" officeooo:rsid="00213643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следование инженерных методов оценки качества изображений лиц</text:p>
      <text:p text:style-name="P1"/>
      <text:p text:style-name="P1"/>
      <text:p text:style-name="P1">Исследование по распознаванию лиц мотивировано необходимостью в надежных, эффективных и безопасных методах распознавания для более качественной идентификации.</text:p>
      <text:p text:style-name="P1">Однако распознавание лиц по-прежнему является сложной задачей при получении изображений лиц с ухудшенными характеристиками. В последние годы появились недорогие устройства. активным системам распознавания лиц и системам распознавания лиц на базе смартфонов уделяется значительное внимание; такие факты затрудняют обеспечение качества изображения лиц. Доказано, что качество образцов лиц оказывает значительное влияние на точность биометрического распознавания. Низкое качество образцов является основной причиной ошибок сопоставления в биометрических системах и может быть основным недостатком некоторых приложений. Биометрические подходы к оценке качества изображений являются используются для измерения качества изображения, и они могут помочь улучшить производительность системы. </text:p>
      <text:p text:style-name="P1"/>
      <text:p text:style-name="P2"><text:span text:style-name="T1">В статье «</text:span><text:span text:style-name="T2">Design and evaluation of photometric image qualitymeasures for effective face recognition» авторы сначала оценивают методы, которые могут измерять такие факторы качества изображения, как контраст, яркость, резкость, фокус и освещенность в контексте распознавания лиц. Во-вторых, они определяют, является ли использование комбинации методов для измерения каждого фактора качества более выгодным с точки зрения качества распознавания лиц, чем использование одного независимого метода. В-третьих, они предлагают новый индекс качества изображения лица (FQI), который объединяет несколько показателей качества и классифицирует изображение лица на основе этого индекса. В исследованиях автора они оценивают преимущества использования FQI в качестве индекса, альтернативного независимым измерениям. Наконец, они проводят Z-тесты статистической значимости, демонстрирующие преимущества предложенного FQI в приложениях для распознавания лиц.</text:span></text:p>
      <text:p text:style-name="P2"><text:span text:style-name="T2"/></text:p>
      <text:p text:style-name="P3"><text:span text:style-name="T3">В <text:s/>статье «</text:span><text:span text:style-name="T2">Face Quality Estimation and Its Correlation to Demographic andNon-Demographic Bias in Face Recognition</text:span><text:span text:style-name="T3">» <text:s/>авторы представляют углубленный анализ корреляции между предвзятостью при распознавании лиц и оценкой качества лиц. Эксперименты проводились с двумя общедоступными наборами данных, собранными в контролируемых и неконтролируемых обстоятельствах с двумя популярными встраиваемыми лицами. Авторы оценили четыре современных решения для оценки качества лица на предмет предвзятости позы, этнической принадлежности и возраста. Эксперименты показали, что решения по оценке качества лица присваивают значительно более низкие значения качества подгруппам, затронутым</text:span><text:span text:style-name="T4">и разными предубеждениями</text:span><text:span text:style-name="T3">, демонстрируя, что эти подходы также являются </text:span><text:span text:style-name="T4">предвзятыми</text:span><text:span text:style-name="T3">. Это поднимает этические вопросы в отношении справедливости и дискриминации, которые должны быть адресованы в будущих работах.</text:span></text:p>
      <text:p text:style-name="P4"><text:soft-page-break/><text:span text:style-name="T3">В <text:s/>статье «Performance evaluation of no-reference image quality metrics for face biometric images» </text:span><text:span text:style-name="T5">авторы </text:span><text:span text:style-name="T2">оценива</text:span><text:span text:style-name="T5">ют</text:span><text:span text:style-name="T2"> эффективность 13 выбранных IQM без справочных данных по биометрии лица. Результаты экспериментов показывают, что некоторые из них могут оценить качество выборки лиц в соответствии с производительностью системы. </text:span><text:span text:style-name="T5">Они</text:span><text:span text:style-name="T2"> также анализируем сильные и слабые стороны различных IQM, а также почему некоторые из них не смогли оценить качество выборки лиц. </text:span></text:p>
      <text:p text:style-name="P4"><text:span text:style-name="T2"/></text:p>
      <text:p text:style-name="P5"><text:span text:style-name="T3">В</text:span><text:span text:style-name="T2"> статье <text:s/>«</text:span><text:span text:style-name="T10">Image-Quality-Based Adaptive Face Recognition</text:span><text:span text:style-name="T2">» представлены адаптивные подходы к распознаванию лиц, позволяющие преодолеть неблагоприятные эффекты различных условий освещения. Качество изображения, которое измеряется с точки зрения искажения яркости по сравнению с известным эталонным изображением, будет использоваться в качестве основы для адаптации применения процедур нормализации глобального и регионального освещения. Качество изображения также используется для адаптивного выбора параметров объединения для многопоточного распознавания лиц на основе вейвлетов.</text:span></text:p>
      <text:p text:style-name="P3"><text:span text:style-name="T3"/></text:p>
      <text:p text:style-name="P6"><text:span text:style-name="T3">В статье «Automatic Face Image Quality Prediction» </text:span><text:span text:style-name="T6">авторы</text:span><text:span text:style-name="T3"> предлага</text:span><text:span text:style-name="T6">ют</text:span><text:span text:style-name="T3"> (и сравнива</text:span><text:span text:style-name="T6">ют</text:span><text:span text:style-name="T3">) два метода для автоматического определения качества изображения лица <text:s/></text:span><text:span text:style-name="T11">основанные на целевых значениях качества лица из человеческих оценок качества изображения лица (matcher-independent</text:span><text:span text:style-name="T12">)</text:span><text:span text:style-name="T3"> и <text:s/>значения качества, вычисленные на основе оценок сходства (matcher-dependent). Регрессионная модель опорных векторов <text:s/>извлекала черты лица с помощью глубокой сверточной нейронной сети (ConvNet) </text:span><text:span text:style-name="T8">и </text:span><text:span text:style-name="T3">использ</text:span><text:span text:style-name="T8">овалась </text:span><text:span text:style-name="T3">для прогнозирования качества изображения лица. Предлагаемые методы оцениваются </text:span><text:span text:style-name="T8">на</text:span><text:span text:style-name="T3"> двух базах данных неограниченных изображений лиц, LFW и IJB-A, которые содержат вариации лица с множеством факторов качества. Оценка предложенных автоматических мер качества изображения лица показывает, что мы можем снизить FNMR</text:span><text:span text:style-name="T8">(false non-match rate),</text:span><text:span text:style-name="T3"> при 1% FMR</text:span><text:span text:style-name="T8">(false match rate)</text:span><text:span text:style-name="T3"> , как минимум на 13% для двух устройств сопоставления лиц (сопоставление COTS и сопоставление ConvNet) за счет использования предлагаемого качества </text:span><text:span text:style-name="T9">изображения</text:span><text:span text:style-name="T3"> лица для выбора подмножеств изображений лиц и видео кадр</text:span><text:span text:style-name="T9">ов</text:span><text:span text:style-name="T3"> для сопоставления </text:span><text:span text:style-name="T9">с </text:span><text:span text:style-name="T3">шаблоно</text:span><text:span text:style-name="T9">м</text:span><text:span text:style-name="T3"> (т. е. нескольких лиц для объекта) в протоколе IJB-A. Насколько <text:s/>известно </text:span><text:span text:style-name="T9">авторам</text:span><text:span text:style-name="T3">, это первая работа, в которой человеческие оценки качества изображения лица используются для разработки предиктора <text:s/>качества лица, который доказал свою эффективность при оценке между базами данных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8:27:13.017464073</meta:creation-date>
    <dc:date>2020-11-07T13:21:43.699554986</dc:date>
    <meta:editing-duration>PT23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8" meta:word-count="632" meta:character-count="5243" meta:non-whitespace-character-count="4607"/>
  </office:meta>
</office:document-meta>
</file>